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628d2" officeooo:paragraph-rsid="001628d2"/>
    </style:style>
    <style:style style:name="P3" style:family="paragraph" style:parent-style-name="Text_20_body" style:list-style-name="L1">
      <style:text-properties officeooo:rsid="001c9a5c" officeooo:paragraph-rsid="001c9a5c"/>
    </style:style>
    <style:style style:name="P4" style:family="paragraph" style:parent-style-name="Text_20_body" style:list-style-name="L1">
      <style:paragraph-properties fo:text-align="justify" style:justify-single-word="false"/>
      <style:text-properties officeooo:rsid="00216f50" officeooo:paragraph-rsid="00216f50"/>
    </style:style>
    <style:style style:name="P5" style:family="paragraph" style:parent-style-name="Text_20_body" style:list-style-name="L1">
      <style:paragraph-properties fo:text-align="justify" style:justify-single-word="false"/>
      <style:text-properties officeooo:rsid="0026858a" officeooo:paragraph-rsid="0026858a"/>
    </style:style>
    <style:style style:name="P6" style:family="paragraph" style:parent-style-name="Text_20_body">
      <style:paragraph-properties fo:text-align="justify" style:justify-single-word="false"/>
      <style:text-properties fo:font-weight="bold" officeooo:rsid="002d8219" officeooo:paragraph-rsid="002d8219" style:font-weight-asian="bold" style:font-weight-complex="bold"/>
    </style:style>
    <style:style style:name="T1" style:family="text">
      <style:text-properties officeooo:rsid="001db76a"/>
    </style:style>
    <style:style style:name="T2" style:family="text">
      <style:text-properties officeooo:rsid="002174d4"/>
    </style:style>
    <style:style style:name="T3" style:family="text">
      <style:text-properties officeooo:rsid="0023dd2a"/>
    </style:style>
    <style:style style:name="T4" style:family="text">
      <style:text-properties officeooo:rsid="00243068"/>
    </style:style>
    <style:style style:name="T5" style:family="text">
      <style:text-properties officeooo:rsid="0025769a"/>
    </style:style>
    <style:style style:name="T6" style:family="text">
      <style:text-properties officeooo:rsid="00284304"/>
    </style:style>
    <style:style style:name="T7" style:family="text">
      <style:text-properties officeooo:rsid="002a41ac"/>
    </style:style>
    <style:style style:name="T8" style:family="text">
      <style:text-properties officeooo:rsid="002f482c"/>
    </style:style>
    <style:style style:name="T9" style:family="text">
      <style:text-properties officeooo:rsid="0032cfd8"/>
    </style:style>
    <style:style style:name="T10" style:family="text">
      <style:text-properties officeooo:rsid="0034a35e"/>
    </style:style>
    <style:style style:name="T11" style:family="text">
      <style:text-properties officeooo:rsid="003580c9"/>
    </style:style>
    <style:style style:name="T12" style:family="text">
      <style:text-properties officeooo:rsid="003a1aeb"/>
    </style:style>
    <style:style style:name="T13" style:family="text">
      <style:text-properties officeooo:rsid="003ce07e"/>
    </style:style>
    <style:style style:name="T14" style:family="text">
      <style:text-properties officeooo:rsid="003d6a21"/>
    </style:style>
    <style:style style:name="T15" style:family="text">
      <style:text-properties officeooo:rsid="003ddf3d"/>
    </style:style>
    <style:style style:name="T16" style:family="text">
      <style:text-properties officeooo:rsid="003f40c9"/>
    </style:style>
    <style:style style:name="T17" style:family="text">
      <style:text-properties officeooo:rsid="00408d24"/>
    </style:style>
    <style:style style:name="T18" style:family="text">
      <style:text-properties officeooo:rsid="0041d6bc"/>
    </style:style>
    <style:style style:name="T19" style:family="text">
      <style:text-properties officeooo:rsid="004479ba"/>
    </style:style>
    <style:style style:name="T20" style:family="text">
      <style:text-properties officeooo:rsid="00459a86"/>
    </style:style>
    <style:style style:name="T21" style:family="text">
      <style:text-properties officeooo:rsid="0049d1f2"/>
    </style:style>
    <style:style style:name="T22" style:family="text">
      <style:text-properties officeooo:rsid="004c8e6b"/>
    </style:style>
    <style:style style:name="T23" style:family="text">
      <style:text-properties officeooo:rsid="004e3c3a"/>
    </style:style>
    <style:style style:name="T24" style:family="text">
      <style:text-properties officeooo:rsid="0051c276"/>
    </style:style>
    <style:style style:name="T25" style:family="text">
      <style:text-properties officeooo:rsid="0054051a"/>
    </style:style>
    <style:style style:name="T26" style:family="text">
      <style:text-properties officeooo:rsid="005ee2b8"/>
    </style:style>
    <style:style style:name="T27" style:family="text">
      <style:text-properties officeooo:rsid="0060c336"/>
    </style:style>
    <style:style style:name="T28" style:family="text">
      <style:text-properties officeooo:rsid="0060ef13"/>
    </style:style>
    <style:style style:name="T29" style:family="text">
      <style:text-properties officeooo:rsid="00624341"/>
    </style:style>
    <style:style style:name="T30" style:family="text">
      <style:text-properties officeooo:rsid="0062a3df"/>
    </style:style>
    <style:style style:name="T31" style:family="text">
      <style:text-properties officeooo:rsid="0069157e"/>
    </style:style>
    <style:style style:name="T32" style:family="text">
      <style:text-properties officeooo:rsid="006970d0"/>
    </style:style>
    <style:style style:name="T33" style:family="text">
      <style:text-properties officeooo:rsid="00698432"/>
    </style:style>
    <style:style style:name="T34" style:family="text">
      <style:text-properties officeooo:rsid="006b626b"/>
    </style:style>
    <style:style style:name="T35" style:family="text">
      <style:text-properties officeooo:rsid="006dd335"/>
    </style:style>
    <style:style style:name="T36" style:family="text">
      <style:text-properties officeooo:rsid="006f6620"/>
    </style:style>
    <style:style style:name="T37" style:family="text">
      <style:text-properties officeooo:rsid="00733088"/>
    </style:style>
    <style:style style:name="T38" style:family="text">
      <style:text-properties officeooo:rsid="00767e57"/>
    </style:style>
    <style:style style:name="T39" style:family="text">
      <style:text-properties officeooo:rsid="0077176d"/>
    </style:style>
    <style:style style:name="T40" style:family="text">
      <style:text-properties officeooo:rsid="0078f8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1:1-19</text:h>
      <text:h text:style-name="Heading_20_2" text:outline-level="2"><text:bookmark text:name="en-GNT-26507"/>The Messengers from John the Baptist</text:h>
      <text:list xml:id="list1044181638" text:style-name="L1">
        <text:list-item>
          <text:p text:style-name="P1">When Jesus finished giving these instructions to his twelve disciples, he left that place and went off to teach and preach in the towns near there. When John the Baptist heard in prison about the things that Christ was doing, he sent some of his disciples to him. “Tell us,” they asked Jesus, “are you the one John said was going to come, or should we expect someone else?” Jesus answered, “Go back and tell John what you are hearing and seeing: the blind can see, the lame can walk, those who suffer from dreaded skin diseases are made clean, the deaf hear, the dead are brought back to life, and the Good News is preached to the poor. How happy are those who have no doubts about me!” While John's disciples were leaving, Jesus spoke about him to the crowds: “When you went out to John in the desert, what did you expect to see? A blade of grass bending in the wind? What did you go out to see? A man dressed up in fancy clothes? People who dress like that live in palaces! Tell me, what did you go out to see? A prophet? Yes indeed, but you saw much more than a prophet. <text:bookmark text:name="en-GNT-26516"/>For John is the one of whom the scripture says: ‘God said, I will send my messenger ahead of you to open the way for you.’ <text:bookmark text:name="en-GNT-26517"/>I assure you that John the Baptist is greater than anyone who has ever lived. But the one who is least in the Kingdom of heaven is greater than John. <text:bookmark text:name="en-GNT-26518"/>From the time John preached his message until this very day the Kingdom of heaven has suffered violent attacks, and violent men try to seize it. <text:bookmark text:name="en-GNT-26519"/>Until the time of John all the prophets and the Law of Moses spoke about the Kingdom; <text:bookmark text:name="en-GNT-26520"/>and if you are willing to believe their message, John is Elijah, whose coming was predicted. <text:bookmark text:name="en-GNT-26521"/>Listen, then, if you have ears!<text:bookmark text:name="en-GNT-26522"/> “Now, to what can I compare the people of this day? They are like children sitting in the marketplace. One group shouts to the other, <text:bookmark text:name="en-GNT-26523"/>‘We played wedding music for you, but you wouldn't dance! We sang funeral songs, but you wouldn't cry!’ <text:bookmark text:name="en-GNT-26524"/>When John came, he fasted and drank no wine, and everyone said, ‘He has a demon in him!’ <text:bookmark text:name="en-GNT-26525"/>When the Son of Man came, he ate and drank, and everyone said, ‘Look at this man! He is a glutton and wine drinker, a friend of tax collectors and other outcasts!’ God's wisdom, however, is shown to be true by its results.”</text:p>
        </text:list-item>
        <text:list-item>
          <text:p text:style-name="P2">After Jesus gave instructions <text:span text:style-name="T18">to his disciples</text:span>, he went to preach and heal. He is a great steward, he leads by example. We should practice such kind of stewardship, <text:span text:style-name="T19">leading from the front</text:span>.</text:p>
        </text:list-item>
        <text:list-item>
          <text:p text:style-name="P3">John sends his disciples to Jesus to ask for confirmation if he <text:span text:style-name="T20">was</text:span> the one <text:span text:style-name="T1">promised. The answer was yes and the acts of Christ were proof. Christ is the one and he is coming again soon. </text:span><text:span text:style-name="T21">Let’s repent </text:span><text:span text:style-name="T22">and follow Christ </text:span><text:span text:style-name="T21">while there is time or perish.</text:span></text:p>
        </text:list-item>
        <text:list-item>
          <text:p text:style-name="P4">Jesus then spoke about John the baptist. <text:span text:style-name="T23">John</text:span> was prophet, though he is great on earth he is least in heaven. <text:span text:style-name="T2">Jesus then asked the people what they expected to see when they went out to see John in the desert. </text:span><text:span text:style-name="T3">Expectations are a cause of disappointment and miss</text:span><text:span text:style-name="T24">ing out</text:span><text:span text:style-name="T3">; they expected to see fancy and they were disappointed, this resulted in the</text:span><text:span text:style-name="T25">m</text:span><text:span text:style-name="T3"> not getting the message they were supposed to receive. </text:span><text:span text:style-name="T4">What do we expect to hear or see when it comes to the thing</text:span><text:span text:style-name="T5">s</text:span><text:span text:style-name="T4"> of heaven? </text:span><text:span text:style-name="T5">The things of heaven come in unexpected ways, hence, <text:s/>we ought to listen carefully and </text:span><text:span text:style-name="T26">have faith</text:span><text:span text:style-name="T5">.</text:span></text:p>
        </text:list-item>
        <text:list-item>
          <text:p text:style-name="P5"><text:soft-page-break/>When John came in sack clothes, fasting and not drinking the people said <text:span text:style-name="T27">h</text:span>e was demon possesed, when Christ came drinking and feasting with tax collector he was <text:span text:style-name="T28">considered</text:span> a glutton. <text:span text:style-name="T6">We have set standards/</text:span><text:span text:style-name="T29">expections</text:span><text:span text:style-name="T6"> for what the kingdom of heaven should be like and these standards/</text:span><text:span text:style-name="T29">expectations</text:span><text:span text:style-name="T6"> let us down. </text:span><text:span text:style-name="T7">However, God’s </text:span><text:span text:style-name="T30">wisdom is</text:span><text:span text:style-name="T7"> shown by its true results. </text:span><text:span text:style-name="T31">Hence, let’s unlearn to some expections and focus on the results</text:span></text:p>
        </text:list-item>
      </text:list>
      <text:p text:style-name="P6">These verses are powerful and must be read again for more clarity, <text:span text:style-name="T8">I’m failing to comprehend </text:span><text:span text:style-name="T32">and articulate</text:span><text:span text:style-name="T8"> them </text:span><text:span text:style-name="T9">enough</text:span>. <text:span text:style-name="T8">I see </text:span><text:span text:style-name="T10">the weakness of human nature, </text:span><text:span text:style-name="T11">we have certain expec</text:span><text:span text:style-name="T33">ta</text:span><text:span text:style-name="T11">tions when it come</text:span><text:span text:style-name="T34">s</text:span><text:span text:style-name="T11"> to the kingdom of heaven but those expections are are not necessarily true. </text:span><text:span text:style-name="T12">We expect messanger of God to be flashy, <text:s/></text:span><text:span text:style-name="T35">to act a certain way and live a certain life. I</text:span><text:span text:style-name="T12">f they </text:span><text:span text:style-name="T35">divert from such ways</text:span><text:span text:style-name="T12"> </text:span><text:span text:style-name="T8"><text:s/></text:span><text:span text:style-name="T12">just like John </text:span><text:span text:style-name="T35">did</text:span><text:span text:style-name="T12">, <text:s/>we deem it as </text:span><text:span text:style-name="T35">demon possesed, </text:span><text:span text:style-name="T36">we don’t give due respect and other alike</text:span><text:span text:style-name="T12">. </text:span><text:span text:style-name="T13">We ignore the message and then lose out on the light, we should learn to judge the prophecy and not the prophet. </text:span><text:span text:style-name="T14">We don’t expect the kingdom of heaven to be associated with drinking and feasting with tax collectors or the corrupt as Jesus did, it will be considered unholy behaviour. </text:span><text:span text:style-name="T15">The intentions and the results of th</text:span><text:span text:style-name="T37">ese</text:span><text:span text:style-name="T15"> association</text:span><text:span text:style-name="T37">s</text:span><text:span text:style-name="T15"> </text:span><text:span text:style-name="T37">are</text:span><text:span text:style-name="T15"> for goodness. </text:span><text:span text:style-name="T16">We despise those who have tatooes or wear </text:span><text:span text:style-name="T38">in </text:span><text:span text:style-name="T16">certain way</text:span><text:span text:style-name="T38">s</text:span><text:span text:style-name="T16"> </text:span><text:span text:style-name="T38">despite their good deeds</text:span><text:span text:style-name="T16">, what they do </text:span><text:span text:style-name="T38">should be</text:span><text:span text:style-name="T16"> of more importance than </text:span><text:span text:style-name="T38">their appearance. </text:span><text:span text:style-name="T40">L</text:span><text:span text:style-name="T16">et’s see beyond appearance and focus on </text:span><text:span text:style-name="T40">words and/</text:span><text:span text:style-name="T16">or action</text:span><text:span text:style-name="T39">s</text:span><text:span text:style-name="T16">. </text:span><text:span text:style-name="T17">In the end love conquers it al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3T08:16:35.323236709</meta:creation-date>
    <dc:date>2021-11-04T08:51:07.361580645</dc:date>
    <meta:editing-duration>PT2H45M19S</meta:editing-duration>
    <meta:editing-cycles>59</meta:editing-cycles>
    <meta:generator>LibreOffice/6.4.7.2$Linux_X86_64 LibreOffice_project/40$Build-2</meta:generator>
    <meta:document-statistic meta:table-count="0" meta:image-count="0" meta:object-count="0" meta:page-count="2" meta:paragraph-count="8" meta:word-count="895" meta:character-count="4829" meta:non-whitespace-character-count="3943"/>
  </office:meta>
</office:document-meta>
</file>